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51pt solid #000000" fo:border-right="none" fo:border-top="0.51pt solid #000000"/>
    </style:style>
    <style:style style:name="ce3" style:family="table-cell" style:parent-style-name="Default">
      <style:table-cell-properties fo:border-bottom="none" fo:border-left="0.51pt solid #000000" fo:border-right="none" fo:border-top="none"/>
    </style:style>
    <style:style style:name="ce14" style:family="table-cell" style:parent-style-name="Default">
      <style:table-cell-properties fo:border-bottom="0.51pt solid #000000" style:text-align-source="fix" style:repeat-content="false" fo:border-left="0.51pt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51pt solid #000000" fo:border-left="0.51pt solid #000000" fo:border-right="none" fo:border-top="none"/>
    </style:style>
    <style:style style:name="ce16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/>
    </style:style>
    <style:style style:name="ce6" style:family="table-cell" style:parent-style-name="Default" style:data-style-name="N111"/>
    <style:style style:name="ce7" style:family="table-cell" style:parent-style-name="Default" style:data-style-name="N111">
      <style:table-cell-properties fo:border-bottom="0.51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none" fo:border-top="0.51pt solid #000000"/>
    </style:style>
    <style:style style:name="ce8" style:family="table-cell" style:parent-style-name="Default">
      <style:table-cell-properties fo:border-bottom="none" fo:border-left="none" fo:border-right="none" fo:border-top="0.51pt solid #000000"/>
    </style:style>
    <style:style style:name="ce9" style:family="table-cell" style:parent-style-name="Default">
      <style:table-cell-properties fo:border-bottom="none" style:text-align-source="fix" style:repeat-content="false" fo:border-left="none" fo:border-right="0.51pt solid #000000" fo:border-top="0.51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none" fo:border-right="0.51pt solid #000000" fo:border-top="0.51pt solid #000000"/>
    </style:style>
    <style:style style:name="ce11" style:family="table-cell" style:parent-style-name="Default">
      <style:table-cell-properties fo:border-bottom="none" fo:border-left="none" fo:border-right="0.51pt solid #000000" fo:border-top="none"/>
    </style:style>
    <style:style style:name="ce12" style:family="table-cell" style:parent-style-name="Default" style:data-style-name="N111">
      <style:table-cell-properties fo:border-bottom="none" fo:border-left="none" fo:border-right="0.51pt solid #000000" fo:border-top="none"/>
    </style:style>
    <style:style style:name="ce13" style:family="table-cell" style:parent-style-name="Default" style:data-style-name="N111">
      <style:table-cell-properties fo:border-bottom="0.51pt solid #000000" fo:border-left="none" fo:border-right="0.5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1" table:number-columns-repeated="3" table:default-cell-style-name="ce6"/>
        <table:table-column table:style-name="co1" table:default-cell-style-name="ce12"/>
        <table:table-column table:style-name="co1" table:default-cell-style-name="ce3"/>
        <table:table-column table:style-name="co1" table:number-columns-repeated="3" table:default-cell-style-name="ce6"/>
        <table:table-column table:style-name="co1" table:default-cell-style-name="ce12"/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p &lt; 100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p &lt; 8</text:p>
          </table:table-cell>
          <table:covered-table-cell table:style-name="ce10"/>
          <table:table-cell table:style-name="ce1"/>
          <table:table-cell table:style-name="ce5" office:value-type="string" calcext:value-type="string" table:number-columns-spanned="2" table:number-rows-spanned="1">
            <text:p>p &lt; 100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p &lt; 8</text:p>
          </table:table-cell>
          <table:covered-table-cell table:style-name="ce10"/>
        </table:table-row>
        <table:table-row table:style-name="ro1">
          <table:table-cell/>
          <table:table-cell table:style-name="Default" office:value-type="string" calcext:value-type="string">
            <text:p>non-weighted</text:p>
          </table:table-cell>
          <table:table-cell table:style-name="Default" office:value-type="string" calcext:value-type="string">
            <text:p>weighted</text:p>
          </table:table-cell>
          <table:table-cell table:style-name="Default" office:value-type="string" calcext:value-type="string">
            <text:p>non-weighted</text:p>
          </table:table-cell>
          <table:table-cell table:style-name="ce11" office:value-type="string" calcext:value-type="string">
            <text:p>weighted</text:p>
          </table:table-cell>
          <table:table-cell/>
          <table:table-cell table:style-name="Default" office:value-type="string" calcext:value-type="string">
            <text:p>non-weighted</text:p>
          </table:table-cell>
          <table:table-cell table:style-name="Default" office:value-type="string" calcext:value-type="string">
            <text:p>weighted</text:p>
          </table:table-cell>
          <table:table-cell table:style-name="Default" office:value-type="string" calcext:value-type="string">
            <text:p>non-weighted</text:p>
          </table:table-cell>
          <table:table-cell table:style-name="ce11" office:value-type="string" calcext:value-type="string">
            <text:p>weighted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10">
            <text:p>C</text:p>
          </table:table-cell>
          <table:table-cell office:value-type="float" office:value="0.886679402759996" calcext:value-type="float">
            <text:p>0.887</text:p>
          </table:table-cell>
          <table:table-cell office:value-type="float" office:value="0.81397978277106" calcext:value-type="float">
            <text:p>0.814</text:p>
          </table:table-cell>
          <table:table-cell office:value-type="float" office:value="0.886702583256174" calcext:value-type="float">
            <text:p>0.887</text:p>
          </table:table-cell>
          <table:table-cell office:value-type="float" office:value="0.886370444261655" calcext:value-type="float">
            <text:p>0.886</text:p>
          </table:table-cell>
          <table:table-cell table:style-name="ce14" office:value-type="string" calcext:value-type="string" table:number-columns-spanned="1" table:number-rows-spanned="8">
            <text:p>D</text:p>
          </table:table-cell>
          <table:table-cell office:value-type="float" office:value="-0.0234303615550836" calcext:value-type="float">
            <text:p>-0.023</text:p>
          </table:table-cell>
          <table:table-cell office:value-type="float" office:value="-0.0227851485266674" calcext:value-type="float">
            <text:p>-0.023</text:p>
          </table:table-cell>
          <table:table-cell office:value-type="float" office:value="-0.0234328892528457" calcext:value-type="float">
            <text:p>-0.023</text:p>
          </table:table-cell>
          <table:table-cell office:value-type="float" office:value="-0.0234398960949051" calcext:value-type="float">
            <text:p>-0.023</text:p>
          </table:table-cell>
        </table:table-row>
        <table:table-row table:style-name="ro1">
          <table:covered-table-cell/>
          <table:table-cell office:value-type="float" office:value="-0.37135862115572" calcext:value-type="float">
            <text:p>-0.371</text:p>
          </table:table-cell>
          <table:table-cell office:value-type="float" office:value="4.19409494159814" calcext:value-type="float">
            <text:p>4.194</text:p>
          </table:table-cell>
          <table:table-cell office:value-type="float" office:value="-0.422321321304645" calcext:value-type="float">
            <text:p>-0.422</text:p>
          </table:table-cell>
          <table:table-cell office:value-type="float" office:value="-0.248520959587506" calcext:value-type="float">
            <text:p>-0.249</text:p>
          </table:table-cell>
          <table:covered-table-cell/>
          <table:table-cell office:value-type="float" office:value="0.544016842308695" calcext:value-type="float">
            <text:p>0.544</text:p>
          </table:table-cell>
          <table:table-cell office:value-type="float" office:value="-0.0994732803639933" calcext:value-type="float">
            <text:p>-0.099</text:p>
          </table:table-cell>
          <table:table-cell office:value-type="float" office:value="0.549516076603938" calcext:value-type="float">
            <text:p>0.550</text:p>
          </table:table-cell>
          <table:table-cell office:value-type="float" office:value="0.535339249056658" calcext:value-type="float">
            <text:p>0.535</text:p>
          </table:table-cell>
        </table:table-row>
        <table:table-row table:style-name="ro1">
          <table:covered-table-cell/>
          <table:table-cell office:value-type="float" office:value="4.30554838636691" calcext:value-type="float">
            <text:p>4.306</text:p>
          </table:table-cell>
          <table:table-cell office:value-type="float" office:value="-59.112001273227" calcext:value-type="float">
            <text:p>-59.112</text:p>
          </table:table-cell>
          <table:table-cell office:value-type="float" office:value="9.25737816048362" calcext:value-type="float">
            <text:p>9.257</text:p>
          </table:table-cell>
          <table:table-cell office:value-type="float" office:value="-1.16266895837617" calcext:value-type="float">
            <text:p>-1.163</text:p>
          </table:table-cell>
          <table:covered-table-cell/>
          <table:table-cell office:value-type="float" office:value="-1.35667246975363" calcext:value-type="float">
            <text:p>-1.357</text:p>
          </table:table-cell>
          <table:table-cell office:value-type="float" office:value="17.9398362513673" calcext:value-type="float">
            <text:p>17.940</text:p>
          </table:table-cell>
          <table:table-cell office:value-type="float" office:value="-1.81679499429246" calcext:value-type="float">
            <text:p>-1.817</text:p>
          </table:table-cell>
          <table:table-cell office:value-type="float" office:value="-0.658600017795547" calcext:value-type="float">
            <text:p>-0.659</text:p>
          </table:table-cell>
        </table:table-row>
        <table:table-row table:style-name="ro1">
          <table:covered-table-cell/>
          <table:table-cell office:value-type="float" office:value="-88.2857516228259" calcext:value-type="float">
            <text:p>-88.286</text:p>
          </table:table-cell>
          <table:table-cell office:value-type="float" office:value="367.728778966947" calcext:value-type="float">
            <text:p>367.729</text:p>
          </table:table-cell>
          <table:table-cell office:value-type="float" office:value="-224.503924007039" calcext:value-type="float">
            <text:p>-224.504</text:p>
          </table:table-cell>
          <table:table-cell office:value-type="float" office:value="0.519738117056324" calcext:value-type="float">
            <text:p>0.520</text:p>
          </table:table-cell>
          <table:covered-table-cell/>
          <table:table-cell office:value-type="float" office:value="30.1761182082037" calcext:value-type="float">
            <text:p>30.176</text:p>
          </table:table-cell>
          <table:table-cell office:value-type="float" office:value="-164.26996453271" calcext:value-type="float">
            <text:p>-164.270</text:p>
          </table:table-cell>
          <table:table-cell office:value-type="float" office:value="40.9477551886307" calcext:value-type="float">
            <text:p>40.948</text:p>
          </table:table-cell>
          <table:table-cell office:value-type="float" office:value="16.9616525854847" calcext:value-type="float">
            <text:p>16.962</text:p>
          </table:table-cell>
        </table:table-row>
        <table:table-row table:style-name="ro1">
          <table:covered-table-cell/>
          <table:table-cell office:value-type="float" office:value="696.955884069933" calcext:value-type="float">
            <text:p>696.956</text:p>
          </table:table-cell>
          <table:table-cell office:value-type="float" office:value="-1329.412011229" calcext:value-type="float">
            <text:p>-1329.412</text:p>
          </table:table-cell>
          <table:table-cell office:value-type="float" office:value="2317.80450137461" calcext:value-type="float">
            <text:p>2317.805</text:p>
          </table:table-cell>
          <table:table-cell office:value-type="float" office:value="-8.11425435000363" calcext:value-type="float">
            <text:p>-8.114</text:p>
          </table:table-cell>
          <table:covered-table-cell/>
          <table:table-cell office:value-type="float" office:value="-227.833570572082" calcext:value-type="float">
            <text:p>-227.834</text:p>
          </table:table-cell>
          <table:table-cell office:value-type="float" office:value="774.471471437633" calcext:value-type="float">
            <text:p>774.471</text:p>
          </table:table-cell>
          <table:table-cell office:value-type="float" office:value="-336.590823652276" calcext:value-type="float">
            <text:p>-336.591</text:p>
          </table:table-cell>
          <table:table-cell office:value-type="float" office:value="-118.859099876775" calcext:value-type="float">
            <text:p>-118.859</text:p>
          </table:table-cell>
        </table:table-row>
        <table:table-row table:style-name="ro1">
          <table:covered-table-cell/>
          <table:table-cell office:value-type="float" office:value="-3096.59256834727" calcext:value-type="float">
            <text:p>-3096.593</text:p>
          </table:table-cell>
          <table:table-cell office:value-type="float" office:value="2909.25701374437" calcext:value-type="float">
            <text:p>2909.257</text:p>
          </table:table-cell>
          <table:table-cell office:value-type="float" office:value="-13080.3668987718" calcext:value-type="float">
            <text:p>-13080.367</text:p>
          </table:table-cell>
          <table:table-cell office:value-type="float" office:value="30.2252290576203" calcext:value-type="float">
            <text:p>30.225</text:p>
          </table:table-cell>
          <table:covered-table-cell/>
          <table:table-cell office:value-type="float" office:value="972.825907052911" calcext:value-type="float">
            <text:p>972.826</text:p>
          </table:table-cell>
          <table:table-cell office:value-type="float" office:value="-2097.08039697941" calcext:value-type="float">
            <text:p>-2097.080</text:p>
          </table:table-cell>
          <table:table-cell office:value-type="float" office:value="1541.68393334487" calcext:value-type="float">
            <text:p>1541.684</text:p>
          </table:table-cell>
          <table:table-cell office:value-type="float" office:value="493.524800425609" calcext:value-type="float">
            <text:p>493.525</text:p>
          </table:table-cell>
        </table:table-row>
        <table:table-row table:style-name="ro1">
          <table:covered-table-cell/>
          <table:table-cell office:value-type="float" office:value="8127.21357490145" calcext:value-type="float">
            <text:p>8127.214</text:p>
          </table:table-cell>
          <table:table-cell office:value-type="float" office:value="-4000.23031747399" calcext:value-type="float">
            <text:p>-4000.230</text:p>
          </table:table-cell>
          <table:table-cell office:value-type="float" office:value="42825.9517779695" calcext:value-type="float">
            <text:p>42825.952</text:p>
          </table:table-cell>
          <table:table-cell office:value-type="float" office:value="-133.135339753763" calcext:value-type="float">
            <text:p>-133.135</text:p>
          </table:table-cell>
          <table:covered-table-cell/>
          <table:table-cell office:value-type="float" office:value="-2486.40575725893" calcext:value-type="float">
            <text:p>-2486.406</text:p>
          </table:table-cell>
          <table:table-cell office:value-type="float" office:value="3439.16233878026" calcext:value-type="float">
            <text:p>3439.162</text:p>
          </table:table-cell>
          <table:table-cell office:value-type="float" office:value="-4170.31201847263" calcext:value-type="float">
            <text:p>-4170.312</text:p>
          </table:table-cell>
          <table:table-cell office:value-type="float" office:value="-1258.89545410457" calcext:value-type="float">
            <text:p>-1258.895</text:p>
          </table:table-cell>
        </table:table-row>
        <table:table-row table:style-name="ro1">
          <table:covered-table-cell/>
          <table:table-cell office:value-type="float" office:value="-12882.3139192088" calcext:value-type="float">
            <text:p>-12882.314</text:p>
          </table:table-cell>
          <table:table-cell office:value-type="float" office:value="3498.16671557012" calcext:value-type="float">
            <text:p>3498.167</text:p>
          </table:table-cell>
          <table:table-cell office:value-type="float" office:value="-83220.3656389104" calcext:value-type="float">
            <text:p>-83220.366</text:p>
          </table:table-cell>
          <table:table-cell office:value-type="float" office:value="388.728076824449" calcext:value-type="float">
            <text:p>388.728</text:p>
          </table:table-cell>
          <table:covered-table-cell table:style-name="ce4"/>
          <table:table-cell table:style-name="ce7" office:value-type="float" office:value="3793.28595302632" calcext:value-type="float">
            <text:p>3793.286</text:p>
          </table:table-cell>
          <table:table-cell table:style-name="ce7" office:value-type="float" office:value="-3493.59613491725" calcext:value-type="float">
            <text:p>-3493.596</text:p>
          </table:table-cell>
          <table:table-cell table:style-name="ce7" office:value-type="float" office:value="6713.5791881235" calcext:value-type="float">
            <text:p>6713.579</text:p>
          </table:table-cell>
          <table:table-cell table:style-name="ce13" office:value-type="float" office:value="1905.80506078584" calcext:value-type="float">
            <text:p>1905.805</text:p>
          </table:table-cell>
        </table:table-row>
        <table:table-row table:style-name="ro1">
          <table:covered-table-cell/>
          <table:table-cell office:value-type="float" office:value="12139.8494035956" calcext:value-type="float">
            <text:p>12139.849</text:p>
          </table:table-cell>
          <table:table-cell office:value-type="float" office:value="-1896.82147954166" calcext:value-type="float">
            <text:p>-1896.821</text:p>
          </table:table-cell>
          <table:table-cell office:value-type="float" office:value="94251.3356882799" calcext:value-type="float">
            <text:p>94251.336</text:p>
          </table:table-cell>
          <table:table-cell office:value-type="float" office:value="-558.672832939226" calcext:value-type="float">
            <text:p>-558.673</text:p>
          </table:table-cell>
          <table:table-cell table:style-name="Default" table:number-columns-repeated="5"/>
        </table:table-row>
        <table:table-row table:style-name="ro1">
          <table:covered-table-cell table:style-name="ce4"/>
          <table:table-cell table:style-name="ce7" office:value-type="float" office:value="-6264.05872701964" calcext:value-type="float">
            <text:p>-6264.059</text:p>
          </table:table-cell>
          <table:table-cell table:style-name="ce7" office:value-type="float" office:value="583.412280063026" calcext:value-type="float">
            <text:p>583.412</text:p>
          </table:table-cell>
          <table:table-cell table:style-name="ce7" office:value-type="float" office:value="-57251.9477060574" calcext:value-type="float">
            <text:p>-57251.948</text:p>
          </table:table-cell>
          <table:table-cell table:style-name="ce13" office:value-type="float" office:value="380.828654078649" calcext:value-type="float">
            <text:p>380.829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16" office:value-type="string" calcext:value-type="string" table:number-columns-spanned="10" table:number-rows-spanned="1">
            <text:p>Удаление каждой 5-ой точки</text:p>
          </table:table-cell>
          <table:covered-table-cell table:number-columns-repeated="3" table:style-name="ce20"/>
          <table:covered-table-cell table:style-name="ce10"/>
          <table:covered-table-cell table:number-columns-repeated="5" table:style-name="Default"/>
        </table:table-row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p &lt; 100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p &lt; 8</text:p>
          </table:table-cell>
          <table:covered-table-cell table:style-name="ce10"/>
          <table:table-cell table:style-name="ce1"/>
          <table:table-cell table:style-name="ce5" office:value-type="string" calcext:value-type="string" table:number-columns-spanned="2" table:number-rows-spanned="1">
            <text:p>p &lt; 100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p &lt; 8</text:p>
          </table:table-cell>
          <table:covered-table-cell table:style-name="ce10"/>
        </table:table-row>
        <table:table-row table:style-name="ro1">
          <table:table-cell/>
          <table:table-cell table:style-name="Default" office:value-type="string" calcext:value-type="string">
            <text:p>non-weighted</text:p>
          </table:table-cell>
          <table:table-cell table:style-name="Default" office:value-type="string" calcext:value-type="string">
            <text:p>weighted</text:p>
          </table:table-cell>
          <table:table-cell table:style-name="Default" office:value-type="string" calcext:value-type="string">
            <text:p>non-weighted</text:p>
          </table:table-cell>
          <table:table-cell table:style-name="ce11" office:value-type="string" calcext:value-type="string">
            <text:p>weighted</text:p>
          </table:table-cell>
          <table:table-cell/>
          <table:table-cell table:style-name="Default" office:value-type="string" calcext:value-type="string">
            <text:p>non-weighted</text:p>
          </table:table-cell>
          <table:table-cell table:style-name="Default" office:value-type="string" calcext:value-type="string">
            <text:p>weighted</text:p>
          </table:table-cell>
          <table:table-cell table:style-name="Default" office:value-type="string" calcext:value-type="string">
            <text:p>non-weighted</text:p>
          </table:table-cell>
          <table:table-cell table:style-name="ce11" office:value-type="string" calcext:value-type="string">
            <text:p>weighted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10">
            <text:p>C</text:p>
          </table:table-cell>
          <table:table-cell office:value-type="float" office:value="0.886680062684474" calcext:value-type="float">
            <text:p>0.887</text:p>
          </table:table-cell>
          <table:table-cell office:value-type="float" office:value="0.813527328185955" calcext:value-type="float">
            <text:p>0.814</text:p>
          </table:table-cell>
          <table:table-cell office:value-type="float" office:value="0.886703129409034" calcext:value-type="float">
            <text:p>0.887</text:p>
          </table:table-cell>
          <table:table-cell office:value-type="float" office:value="0.88637179206464" calcext:value-type="float">
            <text:p>0.886</text:p>
          </table:table-cell>
          <table:table-cell table:style-name="ce14" office:value-type="string" calcext:value-type="string" table:number-columns-spanned="1" table:number-rows-spanned="8">
            <text:p>D</text:p>
          </table:table-cell>
          <table:table-cell office:value-type="float" office:value="-0.0234303616446838" calcext:value-type="float">
            <text:p>-0.023</text:p>
          </table:table-cell>
          <table:table-cell office:value-type="float" office:value="-0.0227304439158436" calcext:value-type="float">
            <text:p>-0.023</text:p>
          </table:table-cell>
          <table:table-cell office:value-type="float" office:value="-0.0234328105799021" calcext:value-type="float">
            <text:p>-0.023</text:p>
          </table:table-cell>
          <table:table-cell office:value-type="float" office:value="-0.0234397784518729" calcext:value-type="float">
            <text:p>-0.023</text:p>
          </table:table-cell>
        </table:table-row>
        <table:table-row table:style-name="ro1">
          <table:covered-table-cell/>
          <table:table-cell office:value-type="float" office:value="-0.371602388711454" calcext:value-type="float">
            <text:p>-0.372</text:p>
          </table:table-cell>
          <table:table-cell office:value-type="float" office:value="4.2657912309571" calcext:value-type="float">
            <text:p>4.266</text:p>
          </table:table-cell>
          <table:table-cell office:value-type="float" office:value="-0.422394535042876" calcext:value-type="float">
            <text:p>-0.422</text:p>
          </table:table-cell>
          <table:table-cell office:value-type="float" office:value="-0.248508379805771" calcext:value-type="float">
            <text:p>-0.249</text:p>
          </table:table-cell>
          <table:covered-table-cell/>
          <table:table-cell office:value-type="float" office:value="0.544016855745008" calcext:value-type="float">
            <text:p>0.544</text:p>
          </table:table-cell>
          <table:table-cell office:value-type="float" office:value="-0.152294365192232" calcext:value-type="float">
            <text:p>-0.152</text:p>
          </table:table-cell>
          <table:table-cell office:value-type="float" office:value="0.54933199107814" calcext:value-type="float">
            <text:p>0.549</text:p>
          </table:table-cell>
          <table:table-cell office:value-type="float" office:value="0.534978827466972" calcext:value-type="float">
            <text:p>0.535</text:p>
          </table:table-cell>
        </table:table-row>
        <table:table-row table:style-name="ro1">
          <table:covered-table-cell/>
          <table:table-cell office:value-type="float" office:value="4.3169109288336" calcext:value-type="float">
            <text:p>4.317</text:p>
          </table:table-cell>
          <table:table-cell office:value-type="float" office:value="-59.9394419146388" calcext:value-type="float">
            <text:p>-59.939</text:p>
          </table:table-cell>
          <table:table-cell office:value-type="float" office:value="9.24416919400049" calcext:value-type="float">
            <text:p>9.244</text:p>
          </table:table-cell>
          <table:table-cell office:value-type="float" office:value="-1.16383256746193" calcext:value-type="float">
            <text:p>-1.164</text:p>
          </table:table-cell>
          <table:covered-table-cell/>
          <table:table-cell office:value-type="float" office:value="-1.35667275184672" calcext:value-type="float">
            <text:p>-1.357</text:p>
          </table:table-cell>
          <table:table-cell office:value-type="float" office:value="19.3912136750679" calcext:value-type="float">
            <text:p>19.391</text:p>
          </table:table-cell>
          <table:table-cell office:value-type="float" office:value="-1.80041351454162" calcext:value-type="float">
            <text:p>-1.800</text:p>
          </table:table-cell>
          <table:table-cell office:value-type="float" office:value="-0.641690863781987" calcext:value-type="float">
            <text:p>-0.642</text:p>
          </table:table-cell>
        </table:table-row>
        <table:table-row table:style-name="ro1">
          <table:covered-table-cell/>
          <table:table-cell office:value-type="float" office:value="-88.4745375267426" calcext:value-type="float">
            <text:p>-88.475</text:p>
          </table:table-cell>
          <table:table-cell office:value-type="float" office:value="371.396970268319" calcext:value-type="float">
            <text:p>371.397</text:p>
          </table:table-cell>
          <table:table-cell office:value-type="float" office:value="-223.756442671535" calcext:value-type="float">
            <text:p>-223.756</text:p>
          </table:table-cell>
          <table:table-cell office:value-type="float" office:value="0.540005102194998" calcext:value-type="float">
            <text:p>0.540</text:p>
          </table:table-cell>
          <table:covered-table-cell/>
          <table:table-cell office:value-type="float" office:value="30.1761251439548" calcext:value-type="float">
            <text:p>30.176</text:p>
          </table:table-cell>
          <table:table-cell office:value-type="float" office:value="-177.421557601316" calcext:value-type="float">
            <text:p>-177.422</text:p>
          </table:table-cell>
          <table:table-cell office:value-type="float" office:value="40.5442126487861" calcext:value-type="float">
            <text:p>40.544</text:p>
          </table:table-cell>
          <table:table-cell office:value-type="float" office:value="16.7150786584795" calcext:value-type="float">
            <text:p>16.715</text:p>
          </table:table-cell>
        </table:table-row>
        <table:table-row table:style-name="ro1">
          <table:covered-table-cell/>
          <table:table-cell office:value-type="float" office:value="698.473304590723" calcext:value-type="float">
            <text:p>698.473</text:p>
          </table:table-cell>
          <table:table-cell office:value-type="float" office:value="-1336.80950362625" calcext:value-type="float">
            <text:p>-1336.810</text:p>
          </table:table-cell>
          <table:table-cell office:value-type="float" office:value="2305.03970734233" calcext:value-type="float">
            <text:p>2305.040</text:p>
          </table:table-cell>
          <table:table-cell office:value-type="float" office:value="-8.28477728028054" calcext:value-type="float">
            <text:p>-8.285</text:p>
          </table:table-cell>
          <table:covered-table-cell/>
          <table:table-cell office:value-type="float" office:value="-227.833651754862" calcext:value-type="float">
            <text:p>-227.834</text:p>
          </table:table-cell>
          <table:table-cell office:value-type="float" office:value="834.513127531029" calcext:value-type="float">
            <text:p>834.513</text:p>
          </table:table-cell>
          <table:table-cell office:value-type="float" office:value="-332.343529625373" calcext:value-type="float">
            <text:p>-332.344</text:p>
          </table:table-cell>
          <table:table-cell office:value-type="float" office:value="-117.122772940545" calcext:value-type="float">
            <text:p>-117.123</text:p>
          </table:table-cell>
        </table:table-row>
        <table:table-row table:style-name="ro1">
          <table:covered-table-cell/>
          <table:table-cell office:value-type="float" office:value="-3103.36987371253" calcext:value-type="float">
            <text:p>-3103.370</text:p>
          </table:table-cell>
          <table:table-cell office:value-type="float" office:value="2913.95514033962" calcext:value-type="float">
            <text:p>2913.955</text:p>
          </table:table-cell>
          <table:table-cell office:value-type="float" office:value="-12980.7609739007" calcext:value-type="float">
            <text:p>-12980.761</text:p>
          </table:table-cell>
          <table:table-cell office:value-type="float" office:value="31.0398694874071" calcext:value-type="float">
            <text:p>31.040</text:p>
          </table:table-cell>
          <table:covered-table-cell/>
          <table:table-cell office:value-type="float" office:value="972.82636512366" calcext:value-type="float">
            <text:p>972.826</text:p>
          </table:table-cell>
          <table:table-cell office:value-type="float" office:value="-2258.17771461558" calcext:value-type="float">
            <text:p>-2258.178</text:p>
          </table:table-cell>
          <table:table-cell office:value-type="float" office:value="1518.70906238121" calcext:value-type="float">
            <text:p>1518.709</text:p>
          </table:table-cell>
          <table:table-cell office:value-type="float" office:value="486.614007784038" calcext:value-type="float">
            <text:p>486.614</text:p>
          </table:table-cell>
        </table:table-row>
        <table:table-row table:style-name="ro1">
          <table:covered-table-cell/>
          <table:table-cell office:value-type="float" office:value="8145.19303653976" calcext:value-type="float">
            <text:p>8145.193</text:p>
          </table:table-cell>
          <table:table-cell office:value-type="float" office:value="-3992.15457716914" calcext:value-type="float">
            <text:p>-3992.155</text:p>
          </table:table-cell>
          <table:table-cell office:value-type="float" office:value="42415.6688206636" calcext:value-type="float">
            <text:p>42415.669</text:p>
          </table:table-cell>
          <table:table-cell office:value-type="float" office:value="-135.479486681448" calcext:value-type="float">
            <text:p>-135.479</text:p>
          </table:table-cell>
          <table:covered-table-cell/>
          <table:table-cell office:value-type="float" office:value="-2486.40715788974" calcext:value-type="float">
            <text:p>-2486.407</text:p>
          </table:table-cell>
          <table:table-cell office:value-type="float" office:value="3709.91181654772" calcext:value-type="float">
            <text:p>3709.912</text:p>
          </table:table-cell>
          <table:table-cell office:value-type="float" office:value="-4100.43597045673" calcext:value-type="float">
            <text:p>-4100.436</text:p>
          </table:table-cell>
          <table:table-cell office:value-type="float" office:value="-1242.29215409514" calcext:value-type="float">
            <text:p>-1242.292</text:p>
          </table:table-cell>
        </table:table-row>
        <table:table-row table:style-name="ro1">
          <table:covered-table-cell/>
          <table:table-cell office:value-type="float" office:value="-12911.2707549772" calcext:value-type="float">
            <text:p>-12911.271</text:p>
          </table:table-cell>
          <table:table-cell office:value-type="float" office:value="3478.81245979115" calcext:value-type="float">
            <text:p>3478.812</text:p>
          </table:table-cell>
          <table:table-cell office:value-type="float" office:value="-82275.4622104366" calcext:value-type="float">
            <text:p>-82275.462</text:p>
          </table:table-cell>
          <table:table-cell office:value-type="float" office:value="392.847479177625" calcext:value-type="float">
            <text:p>392.847</text:p>
          </table:table-cell>
          <table:covered-table-cell table:style-name="ce4"/>
          <table:table-cell table:style-name="ce7" office:value-type="float" office:value="3793.28840724615" calcext:value-type="float">
            <text:p>3793.288</text:p>
          </table:table-cell>
          <table:table-cell table:style-name="ce7" office:value-type="float" office:value="-3783.02459728781" calcext:value-type="float">
            <text:p>-3783.025</text:p>
          </table:table-cell>
          <table:table-cell table:style-name="ce7" office:value-type="float" office:value="6589.72351313029" calcext:value-type="float">
            <text:p>6589.724</text:p>
          </table:table-cell>
          <table:table-cell table:style-name="ce13" office:value-type="float" office:value="1881.29816870052" calcext:value-type="float">
            <text:p>1881.298</text:p>
          </table:table-cell>
        </table:table-row>
        <table:table-row table:style-name="ro1">
          <table:covered-table-cell/>
          <table:table-cell office:value-type="float" office:value="12167.5945968624" calcext:value-type="float">
            <text:p>12167.595</text:p>
          </table:table-cell>
          <table:table-cell office:value-type="float" office:value="-1879.65670311319" calcext:value-type="float">
            <text:p>-1879.657</text:p>
          </table:table-cell>
          <table:table-cell office:value-type="float" office:value="93034.0769503094" calcext:value-type="float">
            <text:p>93034.077</text:p>
          </table:table-cell>
          <table:table-cell office:value-type="float" office:value="-562.981190034281" calcext:value-type="float">
            <text:p>-562.981</text:p>
          </table:table-cell>
          <table:table-cell table:style-name="Default" table:number-columns-repeated="5"/>
        </table:table-row>
        <table:table-row table:style-name="ro1">
          <table:covered-table-cell table:style-name="ce4"/>
          <table:table-cell table:style-name="ce7" office:value-type="float" office:value="-6278.58642574008" calcext:value-type="float">
            <text:p>-6278.586</text:p>
          </table:table-cell>
          <table:table-cell table:style-name="ce7" office:value-type="float" office:value="576.038271615617" calcext:value-type="float">
            <text:p>576.038</text:p>
          </table:table-cell>
          <table:table-cell table:style-name="ce7" office:value-type="float" office:value="-56435.1656163087" calcext:value-type="float">
            <text:p>-56435.166</text:p>
          </table:table-cell>
          <table:table-cell table:style-name="ce13" office:value-type="float" office:value="383.283661796726" calcext:value-type="float">
            <text:p>383.284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22:06:49.81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Даниил Николаевич Поляков</meta:initial-creator>
    <meta:creation-date>2022-04-18T01:38:08.145000000</meta:creation-date>
    <dc:date>2022-05-09T22:29:04.392000000</dc:date>
    <dc:creator>Даниил Николаевич Поляков</dc:creator>
    <meta:editing-duration>PT19M48S</meta:editing-duration>
    <meta:editing-cycles>2</meta:editing-cycles>
    <meta:generator>LibreOffice/7.3.0.3$Windows_X86_64 LibreOffice_project/0f246aa12d0eee4a0f7adcefbf7c878fc2238db3</meta:generator>
    <meta:document-statistic meta:table-count="1" meta:cell-count="173" meta:object-count="0"/>
  </office:meta>
</office:document-meta>
</file>